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662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13.254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093be" officeooo:paragraph-rsid="001093b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1040a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facl -d -<text:span text:style-name="T1">m</text:span> group:karthi:rwx /home/karthi/testing/</text:p>
      <text:p text:style-name="P2"/>
      <text:p text:style-name="P2">setfacl -bn /home/karthi/testing/</text:p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/></text:p>
          </table:table-cell>
          <table:table-cell table:style-name="Table1.A1" office:value-type="string">
            <text:p text:style-name="P1">This is a typical job for ACLs :-)</text:p>
            <text:h text:style-name="Heading_20_2" text:outline-level="2">Your example</text:h>
            <text:p text:style-name="P3"><text:span text:style-name="Source_20_Text"><text:span text:style-name="T2">$ mkdir /tmp/foo</text:span></text:span></text:p>
            <text:p text:style-name="P1">Set the permissions for the directory itself</text:p>
            <text:p text:style-name="P3"><text:span text:style-name="Source_20_Text"><text:span text:style-name="T2">$ setfacl -m g::rwx -m o::rx <text:s/>/tmp/foo</text:span></text:span></text:p>
            <text:p text:style-name="P1">Set the permissions for the newly created directory and files in that directory.</text:p>
            <text:p text:style-name="P3"><text:span text:style-name="Source_20_Text"><text:span text:style-name="T2">$ setfacl -m default:g::rwx -m o::rx <text:s/>/tmp/foo</text:span></text:span></text:p>
            <text:p text:style-name="P1">Test</text:p>
            <text:p text:style-name="Preformatted_20_Text"><text:span text:style-name="Source_20_Text">$ </text:span><text:span text:style-name="Source_20_Text"><text:span text:style-name="T2">mkdir /tmp/foo/bar</text:span></text:span></text:p>
            <text:p text:style-name="Preformatted_20_Text"><text:span text:style-name="Source_20_Text"><text:span text:style-name="T2">$ touch /tmp/foo/bar/baz.py</text:span></text:span></text:p>
            <text:p text:style-name="Preformatted_20_Text"><text:span text:style-name="Source_20_Text"><text:span text:style-name="T2">$ ls -ld /tmp/foo/bar /tmp/foo/bar/baz.py</text:span></text:span></text:p>
            <text:p text:style-name="Preformatted_20_Text"><text:span text:style-name="Source_20_Text">drwxrwxr-x+ 2 jdoe jdoe 4096 Mar 10 00:06 /tmp/foo/bar</text:span></text:p>
            <text:p text:style-name="P3"><text:span text:style-name="Source_20_Text">-rw-rw-r-- <text:s/>1 jdoe jdoe <text:s text:c="3"/>0 Mar 10 00:06 /tmp/foo/bar/baz.py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2:57:50.146138792</meta:creation-date>
    <dc:date>2017-08-30T13:14:11.540732087</dc:date>
    <meta:editing-duration>PT16M21S</meta:editing-duration>
    <meta:editing-cycles>4</meta:editing-cycles>
    <meta:generator>LibreOffice/5.1.6.2$Linux_X86_64 LibreOffice_project/10m0$Build-2</meta:generator>
    <meta:document-statistic meta:table-count="1" meta:image-count="0" meta:object-count="0" meta:page-count="1" meta:paragraph-count="16" meta:word-count="85" meta:character-count="563" meta:non-whitespace-character-count="486"/>
  </office:meta>
</office:document-meta>
</file>